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6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1.0.0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priority</text:p>
          </table:table-cell>
          <table:table-cell table:style-name="ce1" office:value-type="string">
            <text:p>task</text:p>
          </table:table-cell>
          <table:table-cell table:style-name="ce1" office:value-type="string">
            <text:p>deadline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sert and get</text:p>
          </table:table-cell>
          <table:table-cell table:style-name="ce2" office:value-type="date" office:date-value="2012-02-26">
            <text:p>02/26/12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d sql dialect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plement InsertClauseBuilder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d parameters in DefaultDbClient#CreatePreparedStatement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d toNamed and getNamedPrepared, how to resolve name conflict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ql equal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02/26/2012</text:date>, <text:time>11:1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xnnyygn </meta:initial-creator>
    <meta:creation-date>2012-02-25T15:25:05</meta:creation-date>
    <dc:date>2012-02-26T10:33:36</dc:date>
    <dc:creator>xnnyygn </dc:creator>
    <meta:editing-duration>PT01H36M57S</meta:editing-duration>
    <meta:editing-cycles>8</meta:editing-cycles>
    <meta:generator>OpenOffice.org/3.1$Linux OpenOffice.org_project/310m19$Build-9420</meta:generator>
    <meta:document-statistic meta:table-count="3" meta:cell-count="16" meta:object-count="0"/>
  </office:meta>
</office:document-meta>
</file>